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78DDE3923EF85D6B.png" manifest:media-type="image/png"/>
  <manifest:file-entry manifest:full-path="Pictures/100006D1000069F0000069F044F5A8CA99B07B66.svg" manifest:media-type="image/svg+xml"/>
  <manifest:file-entry manifest:full-path="Pictures/10000001000002C3000002C3BA0A2B7B9D3F444B.png" manifest:media-type="image/png"/>
  <manifest:file-entry manifest:full-path="Pictures/10000416000069F0000069F0CF3F391D6A5B7DF6.svg" manifest:media-type="image/svg+xml"/>
  <manifest:file-entry manifest:full-path="Pictures/10000001000002C3000002C32AABA8F9EF9C9D77.png" manifest:media-type="image/png"/>
  <manifest:file-entry manifest:full-path="Pictures/1000050B000069F0000069F0A8000ACDF74BB4E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0.885cm" fo:min-width="3.387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81cm" svg:stroke-color="#333333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333333" draw:marker-start-width="0.322cm" draw:marker-end="Arrowheads_20_2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333333" draw:marker-start-width="0.322cm" draw:marker-end="Arrowheads_20_3" draw:marker-end-width="0.422cm" draw:fill="none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081cm" svg:stroke-color="#333333" draw:marker-start-width="0.322cm" draw:marker-end="Arrowheads_20_4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objectwithoutfill">
      <style:graphic-properties svg:stroke-width="0.081cm" svg:stroke-color="#333333" draw:marker-start-width="0.322cm" draw:marker-end="Arrowheads_20_5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svg:stroke-color="#333333" draw:marker-start-width="0.322cm" draw:marker-end="Arrowheads_20_6" draw:marker-end-width="0.422cm" draw:fill="none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svg:stroke-width="0.081cm" svg:stroke-color="#333333" draw:marker-start-width="0.322cm" draw:marker-end="Arrowheads_20_7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objectwithoutfill">
      <style:graphic-properties svg:stroke-width="0.081cm" svg:stroke-color="#333333" draw:marker-start-width="0.322cm" draw:marker-end="Arrowheads_20_8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81cm" svg:stroke-color="#333333" draw:marker-start-width="0.322cm" draw:marker-end="Arrowheads_20_9" draw:marker-end-width="0.422cm" draw:fill="none" draw:textarea-vertical-align="middle" fo:padding-top="0.166cm" fo:padding-bottom="0.166cm" fo:padding-left="0.291cm" fo:padding-right="0.291cm"/>
    </style:style>
    <style:style style:name="gr13" style:family="graphic" style:parent-style-name="objectwithoutfill">
      <style:graphic-properties svg:stroke-width="0.081cm" svg:stroke-color="#333333" draw:marker-start-width="0.322cm" draw:marker-end="Arrowheads_20_10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oboto" fo:font-size="24pt" fo:font-weight="normal"/>
    </style:style>
    <style:style style:name="P3" style:family="paragraph">
      <loext:graphic-properties draw:fill-color="#ffffff"/>
      <style:paragraph-properties fo:text-align="center"/>
      <style:text-properties style:font-name="Roboto" fo:font-size="24pt" fo:font-weight="normal"/>
    </style:style>
    <style:style style:name="P4" style:family="paragraph">
      <style:paragraph-properties fo:text-align="center"/>
      <style:text-properties style:font-name="Roboto"/>
    </style:style>
    <style:style style:name="P5" style:family="paragraph">
      <loext:graphic-properties draw:fill="none" draw:fill-color="#ffffff"/>
      <style:paragraph-properties fo:text-align="center"/>
      <style:text-properties style:font-name="Roboto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803cm" svg:height="1.803cm" svg:x="1.079cm" svg:y="4.221cm">
          <draw:image xlink:href="Pictures/1000050B000069F0000069F0A8000ACDF74BB4E3.svg" xlink:type="simple" xlink:show="embed" xlink:actuate="onLoad" draw:mime-type="image/svg+xml">
            <text:p/>
          </draw:image>
          <draw:image xlink:href="Pictures/10000001000002C3000002C32AABA8F9EF9C9D77.png" xlink:type="simple" xlink:show="embed" xlink:actuate="onLoad" draw:mime-type="image/png"/>
          <draw:glue-point draw:id="4" svg:x="5.002cm" svg:y="4.963cm"/>
          <draw:glue-point draw:id="5" svg:x="5.002cm" svg:y="4.963cm"/>
          <svg:title>code_java icon</svg:title>
          <svg:desc>code_java icon from the IconExperience.com O-Collection. Copyright by INCORS GmbH (www.incors.com).</svg:desc>
        </draw:frame>
        <draw:custom-shape draw:style-name="gr2" draw:text-style-name="P3" xml:id="id2" draw:id="id2" draw:layer="layout" svg:width="4.127cm" svg:height="1.375cm" svg:x="4.466cm" svg:y="4.435cm">
          <text:p text:style-name="P2">jav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127cm" svg:height="1.375cm" svg:x="13.207cm" svg:y="4.435cm">
          <text:p text:style-name="P2">j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4.127cm" svg:height="1.375cm" svg:x="4.466cm" svg:y="11.435cm">
          <text:p text:style-name="P2">jshe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" draw:id="id3" draw:layer="layout" svg:width="1.803cm" svg:height="1.803cm" svg:x="10.08cm" svg:y="4.221cm">
          <draw:image xlink:href="Pictures/10000416000069F0000069F0CF3F391D6A5B7DF6.svg" xlink:type="simple" xlink:show="embed" xlink:actuate="onLoad" draw:mime-type="image/svg+xml">
            <text:p/>
          </draw:image>
          <draw:image xlink:href="Pictures/10000001000002C3000002C3BA0A2B7B9D3F444B.png" xlink:type="simple" xlink:show="embed" xlink:actuate="onLoad" draw:mime-type="image/png"/>
          <draw:glue-point draw:id="4" svg:x="4.514cm" svg:y="5.002cm"/>
          <svg:title>code icon</svg:title>
          <svg:desc>code icon from the IconExperience.com O-Collection. Copyright by INCORS GmbH (www.incors.com).</svg:desc>
        </draw:frame>
        <draw:custom-shape draw:style-name="gr2" draw:text-style-name="P3" xml:id="id6" draw:id="id6" draw:layer="layout" svg:width="4.127cm" svg:height="1.375cm" svg:x="17.207cm" svg:y="8.387cm">
          <draw:glue-point draw:id="4" svg:x="-5.035cm" svg:y="3.621cm"/>
          <draw:glue-point draw:id="5" svg:x="-5.035cm" svg:y="-3.301cm"/>
          <text:p text:style-name="P2">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" draw:id="id5" draw:layer="layout" svg:width="1.803cm" svg:height="1.803cm" svg:x="18.369cm" svg:y="4.221cm">
          <draw:image xlink:href="Pictures/100006D1000069F0000069F044F5A8CA99B07B66.svg" xlink:type="simple" xlink:show="embed" xlink:actuate="onLoad" draw:mime-type="image/svg+xml">
            <text:p/>
          </draw:image>
          <draw:image xlink:href="Pictures/10000001000002C3000002C378DDE3923EF85D6B.png" xlink:type="simple" xlink:show="embed" xlink:actuate="onLoad" draw:mime-type="image/png"/>
          <svg:title>jar_coffee_bean icon</svg:title>
          <svg:desc>jar_coffee_bean icon from the IconExperience.com O-Collection. Copyright by INCORS GmbH (www.incors.com).</svg:desc>
        </draw:frame>
        <draw:frame draw:style-name="gr3" draw:text-style-name="P5" draw:layer="layout" svg:width="1.81cm" svg:height="1.741cm" svg:x="1cm" svg:y="6.032cm">
          <draw:text-box>
            <text:p text:style-name="P4"><text:span text:style-name="T1">.jav</text:span><text:span text:style-name="T1">a</text:span><text:span text:style-name="T1"><text:line-break/></text:span><text:span text:style-name="T1">Fil</text:span><text:span text:style-name="T1">e</text:span></text:p>
          </draw:text-box>
        </draw:frame>
        <draw:frame draw:style-name="gr3" draw:text-style-name="P5" draw:layer="layout" svg:width="2.153cm" svg:height="1.741cm" svg:x="9.89cm" svg:y="5.926cm">
          <draw:text-box>
            <text:p text:style-name="P4"><text:span text:style-name="T1">.cl</text:span><text:span text:style-name="T1">as</text:span><text:span text:style-name="T1">s</text:span><text:span text:style-name="T1"><text:line-break/></text:span><text:span text:style-name="T1">Fil</text:span><text:span text:style-name="T1">e</text:span></text:p>
          </draw:text-box>
        </draw:frame>
        <draw:frame draw:style-name="gr3" draw:text-style-name="P5" draw:layer="layout" svg:width="1.493cm" svg:height="1.741cm" svg:x="20.001cm" svg:y="4.234cm">
          <draw:text-box>
            <text:p text:style-name="P4"><text:span text:style-name="T1">.jar</text:span><text:span text:style-name="T1"><text:line-break/></text:span><text:span text:style-name="T1">File</text:span></text:p>
          </draw:text-box>
        </draw:frame>
        <draw:custom-shape draw:style-name="gr2" draw:text-style-name="P3" xml:id="id7" draw:id="id7" draw:layer="layout" svg:width="4.127cm" svg:height="1.375cm" svg:x="17.207cm" svg:y="11.435cm">
          <text:p text:style-name="P2">J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9" draw:id="id9" draw:layer="layout" svg:width="1.803cm" svg:height="1.803cm" svg:x="1.079cm" svg:y="11.221cm">
          <draw:image xlink:href="Pictures/1000050B000069F0000069F0A8000ACDF74BB4E3.svg" xlink:type="simple" xlink:show="embed" xlink:actuate="onLoad" draw:mime-type="image/svg+xml">
            <text:p/>
          </draw:image>
          <draw:image xlink:href="Pictures/10000001000002C3000002C32AABA8F9EF9C9D77.png" xlink:type="simple" xlink:show="embed" xlink:actuate="onLoad" draw:mime-type="image/png"/>
          <svg:title>code_java icon</svg:title>
          <svg:desc>code_java icon from the IconExperience.com O-Collection. Copyright by INCORS GmbH (www.incors.com).</svg:desc>
        </draw:frame>
        <draw:frame draw:style-name="gr3" draw:text-style-name="P5" draw:layer="layout" svg:width="1.497cm" svg:height="1.741cm" svg:x="1.2cm" svg:y="13.032cm">
          <draw:text-box>
            <text:p text:style-name="P4"><text:span text:style-name="T1">.jsh</text:span><text:span text:style-name="T1"><text:line-break/></text:span><text:span text:style-name="T1">File</text:span></text:p>
          </draw:text-box>
        </draw:frame>
        <draw:connector draw:style-name="gr4" draw:text-style-name="P6" draw:layer="layout" draw:type="line" svg:x1="2.882cm" svg:y1="5.122cm" svg:x2="4.466cm" svg:y2="5.122cm" draw:start-shape="id1" draw:start-glue-point="1" draw:end-shape="id2" draw:end-glue-point="3" svg:d="M2882 5122h1584" svg:viewBox="0 0 1585 1">
          <text:p/>
        </draw:connector>
        <draw:connector draw:style-name="gr5" draw:text-style-name="P6" draw:layer="layout" draw:type="line" svg:x1="8.593cm" svg:y1="5.122cm" svg:x2="10.08cm" svg:y2="5.122cm" draw:start-shape="id2" draw:start-glue-point="1" draw:end-shape="id3" draw:end-glue-point="3" svg:d="M8593 5122h1487" svg:viewBox="0 0 1488 1">
          <text:p/>
        </draw:connector>
        <draw:connector draw:style-name="gr6" draw:text-style-name="P6" draw:layer="layout" draw:type="line" svg:x1="11.883cm" svg:y1="5.122cm" svg:x2="13.207cm" svg:y2="5.122cm" draw:start-shape="id3" draw:start-glue-point="1" draw:end-shape="id4" draw:end-glue-point="3" svg:d="M11883 5122h1324" svg:viewBox="0 0 1325 1">
          <text:p/>
        </draw:connector>
        <draw:connector draw:style-name="gr7" draw:text-style-name="P6" draw:layer="layout" draw:type="line" svg:x1="17.334cm" svg:y1="5.122cm" svg:x2="18.369cm" svg:y2="5.122cm" draw:start-shape="id4" draw:start-glue-point="1" draw:end-shape="id5" draw:end-glue-point="3" svg:d="M17334 5122h1035" svg:viewBox="0 0 1036 1">
          <text:p/>
        </draw:connector>
        <draw:connector draw:style-name="gr8" draw:text-style-name="P6" draw:layer="layout" draw:type="line" svg:x1="19.27cm" svg:y1="6.024cm" svg:x2="19.27cm" svg:y2="8.387cm" draw:start-shape="id5" draw:start-glue-point="2" draw:end-shape="id6" draw:end-glue-point="0" svg:d="M19270 6024v2363" svg:viewBox="0 0 1 2364">
          <text:p/>
        </draw:connector>
        <draw:connector draw:style-name="gr9" draw:text-style-name="P6" draw:layer="layout" draw:type="line" svg:x1="19.27cm" svg:y1="9.762cm" svg:x2="19.27cm" svg:y2="11.435cm" draw:start-shape="id6" draw:start-glue-point="2" draw:end-shape="id7" draw:end-glue-point="0" svg:d="M19270 9762v1673" svg:viewBox="0 0 1 1674">
          <text:p/>
        </draw:connector>
        <draw:connector draw:style-name="gr10" draw:text-style-name="P6" draw:layer="layout" draw:type="line" svg:x1="8.593cm" svg:y1="12.122cm" svg:x2="17.207cm" svg:y2="12.122cm" draw:start-shape="id8" draw:start-glue-point="1" draw:end-shape="id7" svg:d="M8593 12122h8614" svg:viewBox="0 0 8615 1">
          <text:p/>
        </draw:connector>
        <draw:connector draw:style-name="gr11" draw:text-style-name="P6" draw:layer="layout" draw:type="line" svg:x1="2.882cm" svg:y1="12.122cm" svg:x2="4.466cm" svg:y2="12.122cm" draw:start-shape="id9" draw:start-glue-point="1" draw:end-shape="id8" draw:end-glue-point="3" svg:d="M2882 12122h1584" svg:viewBox="0 0 1585 1">
          <text:p/>
        </draw:connector>
        <draw:connector draw:style-name="gr12" draw:text-style-name="P6" draw:layer="layout" draw:type="lines" draw:line-skew="0cm -2.636cm" svg:x1="2.881cm" svg:y1="6.016cm" svg:x2="17.207cm" svg:y2="9.571cm" draw:start-shape="id1" draw:start-glue-point="4" draw:end-shape="id6" draw:end-glue-point="4" svg:d="M2881 6016h501l10635 3555h3190" svg:viewBox="0 0 14327 3556">
          <text:p/>
        </draw:connector>
        <draw:connector draw:style-name="gr13" draw:text-style-name="P6" draw:layer="layout" draw:type="lines" draw:line-skew="-0.444cm -1.683cm" svg:x1="11.794cm" svg:y1="6.023cm" svg:x2="17.207cm" svg:y2="8.621cm" draw:start-shape="id3" draw:start-glue-point="4" draw:end-shape="id6" draw:end-glue-point="5" svg:d="M11794 6023v57l3176 2541h2237" svg:viewBox="0 0 5414 25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13:59:55.065864763</meta:creation-date>
    <dc:date>2022-01-02T14:13:17.434116283</dc:date>
    <meta:editing-duration>PT2M10S</meta:editing-duration>
    <meta:editing-cycles>1</meta:editing-cycles>
    <meta:document-statistic meta:object-count="23"/>
    <meta:generator>LibreOffice/7.2.3.2$Linux_X86_64 LibreOffice_project/20$Build-2</meta:generator>
  </office:meta>
</office:document-meta>
</file>